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3.422in"/>
    </style:style>
    <style:style style:name="co7" style:family="table-column">
      <style:table-column-properties fo:break-before="auto" style:column-width="5.2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hee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]+104" office:value-type="float" office:value="105">
            <text:p>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hee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2]+104" office:value-type="float" office:value="106">
            <text:p>1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hbe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3]+104" office:value-type="float" office:value="107">
            <text:p>1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hbe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4]+104" office:value-type="float" office:value="108">
            <text:p>1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hpe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5]+104" office:value-type="float" office:value="109">
            <text:p>1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hpe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6]+104" office:value-type="float" office:value="110">
            <text:p>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ye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7]+104" office:value-type="float" office:value="111">
            <text:p>1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sye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8]+104" office:value-type="float" office:value="112">
            <text:p>1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sbe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9]+104" office:value-type="float" office:value="113">
            <text:p>1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sbe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0]+104" office:value-type="float" office:value="114">
            <text:p>1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office:value-type="string">
            <text:p>spe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1]+104" office:value-type="float" office:value="115">
            <text:p>1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spe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2]+104" office:value-type="float" office:value="116">
            <text:p>1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stev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3]+104" office:value-type="float" office:value="117">
            <text:p>1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stev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4]+104" office:value-type="float" office:value="118">
            <text:p>1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ee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5]+104" office:value-type="float" office:value="119">
            <text:p>1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ee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6]+104" office:value-type="float" office:value="120">
            <text:p>1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hbe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7]+104" office:value-type="float" office:value="121">
            <text:p>1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z</text:p>
          </table:table-cell>
          <table:table-cell office:value-type="string">
            <text:p>hbe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8]+104" office:value-type="float" office:value="122">
            <text:p>1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hpe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9]+104" office:value-type="float" office:value="123">
            <text:p>1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hpe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0]+104" office:value-type="float" office:value="124">
            <text:p>1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sye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1]+104" office:value-type="float" office:value="125">
            <text:p>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sye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2]+104" office:value-type="float" office:value="126">
            <text:p>1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</text:p>
          </table:table-cell>
          <table:table-cell office:value-type="string">
            <text:p>sbe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3]+104" office:value-type="float" office:value="127">
            <text:p>1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</text:p>
          </table:table-cell>
          <table:table-cell office:value-type="string">
            <text:p>sbe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4]+104" office:value-type="float" office:value="128">
            <text:p>1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spe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5]+104" office:value-type="float" office:value="129">
            <text:p>1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spe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6]+104" office:value-type="float" office:value="130">
            <text:p>13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</text:p>
          </table:table-cell>
          <table:table-cell office:value-type="string">
            <text:p>stevx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7]+104" office:value-type="float" office:value="131">
            <text:p>1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string">
            <text:p>stevx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8]+104" office:value-type="float" office:value="132">
            <text:p>1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string">
            <text:p>hee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29]+104" office:value-type="float" office:value="133">
            <text:p>1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</text:p>
          </table:table-cell>
          <table:table-cell office:value-type="string">
            <text:p>hee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0]+104" office:value-type="float" office:value="134">
            <text:p>1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hbe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1]+104" office:value-type="float" office:value="135">
            <text:p>1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hbe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2]+104" office:value-type="float" office:value="136">
            <text:p>1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hpe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3]+104" office:value-type="float" office:value="137">
            <text:p>13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hpe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4]+104" office:value-type="float" office:value="138">
            <text:p>1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ye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5]+104" office:value-type="float" office:value="139">
            <text:p>1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ye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6]+104" office:value-type="float" office:value="140">
            <text:p>14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be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7]+104" office:value-type="float" office:value="141">
            <text:p>14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be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8]+104" office:value-type="float" office:value="142">
            <text:p>1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</text:p>
          </table:table-cell>
          <table:table-cell office:value-type="string">
            <text:p>spe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9]+104" office:value-type="float" office:value="143">
            <text:p>1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</text:p>
          </table:table-cell>
          <table:table-cell office:value-type="string">
            <text:p>spe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0]+104" office:value-type="float" office:value="144">
            <text:p>1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stevd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1]+104" office:value-type="float" office:value="145">
            <text:p>14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stevd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2]+104" office:value-type="float" office:value="146">
            <text:p>1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heevr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3]+104" office:value-type="float" office:value="147">
            <text:p>14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heevr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4]+104" office:value-type="float" office:value="148">
            <text:p>14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syevr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5]+104" office:value-type="float" office:value="149">
            <text:p>14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syevr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6]+104" office:value-type="float" office:value="150">
            <text:p>1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</text:p>
          </table:table-cell>
          <table:table-cell office:value-type="string">
            <text:p>stev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7]+104" office:value-type="float" office:value="151">
            <text:p>1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string">
            <text:p>stev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8]+104" office:value-type="float" office:value="152">
            <text:p>1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string">
            <text:p>heg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49]+104" office:value-type="float" office:value="153">
            <text:p>1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z</text:p>
          </table:table-cell>
          <table:table-cell office:value-type="string">
            <text:p>heg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0]+104" office:value-type="float" office:value="154">
            <text:p>1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hbg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1]+104" office:value-type="float" office:value="155">
            <text:p>1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hbg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2]+104" office:value-type="float" office:value="156">
            <text:p>15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pg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3]+104" office:value-type="float" office:value="157">
            <text:p>1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pg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4]+104" office:value-type="float" office:value="158">
            <text:p>15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</text:p>
          </table:table-cell>
          <table:table-cell office:value-type="string">
            <text:p>syg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5]+104" office:value-type="float" office:value="159">
            <text:p>15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syg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6]+104" office:value-type="float" office:value="160">
            <text:p>16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sbg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7]+104" office:value-type="float" office:value="161">
            <text:p>1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sbg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8]+104" office:value-type="float" office:value="162">
            <text:p>16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</text:p>
          </table:table-cell>
          <table:table-cell office:value-type="string">
            <text:p>spg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9]+104" office:value-type="float" office:value="163">
            <text:p>16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spg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60]+104" office:value-type="float" office:value="164">
            <text:p>1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</text:p>
          </table:table-cell>
          <table:table-cell office:value-type="string">
            <text:p>heg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1]+104" office:value-type="float" office:value="165">
            <text:p>1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z</text:p>
          </table:table-cell>
          <table:table-cell office:value-type="string">
            <text:p>heg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2]+104" office:value-type="float" office:value="166">
            <text:p>1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hbg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3]+104" office:value-type="float" office:value="167">
            <text:p>1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hbg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4]+104" office:value-type="float" office:value="168">
            <text:p>16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hpg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5]+104" office:value-type="float" office:value="169">
            <text:p>16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z</text:p>
          </table:table-cell>
          <table:table-cell office:value-type="string">
            <text:p>hpg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6]+104" office:value-type="float" office:value="170">
            <text:p>17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</text:p>
          </table:table-cell>
          <table:table-cell office:value-type="string">
            <text:p>syg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7]+104" office:value-type="float" office:value="171">
            <text:p>17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syg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8]+104" office:value-type="float" office:value="172">
            <text:p>1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sbg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9]+104" office:value-type="float" office:value="173">
            <text:p>1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sbg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0]+104" office:value-type="float" office:value="174">
            <text:p>17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</text:p>
          </table:table-cell>
          <table:table-cell office:value-type="string">
            <text:p>spg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1]+104" office:value-type="float" office:value="175">
            <text:p>1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</text:p>
          </table:table-cell>
          <table:table-cell office:value-type="string">
            <text:p>spg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2]+104" office:value-type="float" office:value="176">
            <text:p>17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</text:p>
          </table:table-cell>
          <table:table-cell office:value-type="string">
            <text:p>heg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3]+104" office:value-type="float" office:value="177">
            <text:p>1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z</text:p>
          </table:table-cell>
          <table:table-cell office:value-type="string">
            <text:p>heg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4]+104" office:value-type="float" office:value="178">
            <text:p>1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hbg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5]+104" office:value-type="float" office:value="179">
            <text:p>1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hbg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6]+104" office:value-type="float" office:value="180">
            <text:p>18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</text:p>
          </table:table-cell>
          <table:table-cell office:value-type="string">
            <text:p>hpg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7]+104" office:value-type="float" office:value="181">
            <text:p>18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z</text:p>
          </table:table-cell>
          <table:table-cell office:value-type="string">
            <text:p>hpg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8]+104" office:value-type="float" office:value="182">
            <text:p>1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</text:p>
          </table:table-cell>
          <table:table-cell office:value-type="string">
            <text:p>syg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9]+104" office:value-type="float" office:value="183">
            <text:p>1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syg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0]+104" office:value-type="float" office:value="184">
            <text:p>18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sbg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1]+104" office:value-type="float" office:value="185">
            <text:p>1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sbg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2]+104" office:value-type="float" office:value="186">
            <text:p>1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spg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3]+104" office:value-type="float" office:value="187">
            <text:p>1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spg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4]+104" office:value-type="float" office:value="188">
            <text:p>188</text:p>
          </table:table-cell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3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5-09T13:37:46</dc:date>
    <dc:creator>Sa-Lin Bernstein</dc:creator>
    <meta:editing-duration>PT00H00M50S</meta:editing-duration>
    <meta:editing-cycles>2</meta:editing-cycles>
    <meta:document-statistic meta:table-count="1" meta:cell-count="756" meta:object-count="0"/>
  </office:meta>
</office:document-meta>
</file>